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16000000161F98502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Text_20_body" style:list-style-name="List_20_1"/>
    <style:style style:name="P4" style:family="paragraph" style:parent-style-name="Heading_20_1">
      <style:paragraph-properties fo:text-align="center" style:justify-single-word="false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Open SCADA system — OpenSCADA 0.7.2</text:h>
      <text:p text:style-name="P1">(documentation)</text:p>
      <text:h text:style-name="Heading_20_2" text:outline-level="2">Release</text:h>
      <text:p text:style-name="Text_20_body"><text:a xlink:type="simple" xlink:href="http://wiki.oscada.org/HomePageEn/Doc/OpenSCADA071">Release notes</text:a> — <draw:frame draw:style-name="fr1" draw:name="Графічний об'єкт1" text:anchor-type="as-char" svg:y="-0.365cm" svg:width="0.501cm" svg:height="0.519cm" draw:z-index="0"><draw:image xlink:href="Pictures/1000020100000016000000161F98502B.png" xlink:type="simple" xlink:show="embed" xlink:actuate="onLoad"/></draw:frame><text:a xlink:type="simple" xlink:href="../release_0.7.2.pdf">file</text:a></text:p>
      <text:p text:style-name="Text_20_body"><text:a xlink:type="simple" xlink:href="http://wiki.oscada.org/HomePageEn/Function" office:name="!.function">Characterizations and demands</text:a> — <draw:frame draw:style-name="fr1" draw:name="Графічний об'єкт29" text:anchor-type="as-char" svg:y="-0.365cm" svg:width="0.501cm" svg:height="0.519cm" draw:z-index="46"><draw:image xlink:href="Pictures/1000020100000016000000161F98502B.png" xlink:type="simple" xlink:show="embed" xlink:actuate="onLoad"/></draw:frame><text:a xlink:type="simple" xlink:href="../properties.pdf">file</text:a></text:p>
      <text:h text:style-name="Heading_20_2" text:outline-level="2">Main system documents</text:h>
      <text:p text:style-name="Text_20_body">Main document about OpenSCADA system — <draw:frame draw:style-name="fr1" draw:name="Графічний об'єкт3" text:anchor-type="as-char" svg:y="-0.365cm" svg:width="0.501cm" svg:height="0.519cm" draw:z-index="47"><draw:image xlink:href="Pictures/1000020100000016000000161F98502B.png" xlink:type="simple" xlink:show="embed" xlink:actuate="onLoad"/></draw:frame><text:a xlink:type="simple" xlink:href="../openscada.pdf">file</text:a></text:p>
      <text:p text:style-name="Text_20_body"><text:a xlink:type="simple" xlink:href="http://wiki.oscada.org/HomePageEn/Doc/Terms" office:name="!.terms">Terms and abbreviation</text:a> — <draw:frame draw:style-name="fr1" draw:name="Графічний об'єкт50" text:anchor-type="as-char" svg:y="-0.365cm" svg:width="0.501cm" svg:height="0.519cm" draw:z-index="48"><draw:image xlink:href="Pictures/1000020100000016000000161F98502B.png" xlink:type="simple" xlink:show="embed" xlink:actuate="onLoad"/></draw:frame><text:a xlink:type="simple" xlink:href="../terms.pdf">file</text:a></text:p>
      <text:p text:style-name="Text_20_body"><text:a xlink:type="simple" xlink:href="http://wiki.oscada.org/HomePageEn/Doc/FAQ" office:name="!.faq">Frequently answers to queries about OpenSCADA system (FAQ)</text:a> — <draw:frame draw:style-name="fr1" draw:name="Графічний об'єкт4" text:anchor-type="as-char" svg:y="-0.365cm" svg:width="0.501cm" svg:height="0.519cm" draw:z-index="1"><draw:image xlink:href="Pictures/1000020100000016000000161F98502B.png" xlink:type="simple" xlink:show="embed" xlink:actuate="onLoad"/></draw:frame><text:a xlink:type="simple" xlink:href="../FAQ.pdf">file</text:a></text:p>
      <text:p text:style-name="Text_20_body"><text:a xlink:type="simple" xlink:href="http://wiki.oscada.org/HomePageEn/Doc/ProgrammManual" office:name="!.programmmanual">Programm manual</text:a> — <draw:frame draw:style-name="fr1" draw:name="Графічний об'єкт5" text:anchor-type="as-char" svg:y="-0.365cm" svg:width="0.501cm" svg:height="0.519cm" draw:z-index="2"><draw:image xlink:href="Pictures/1000020100000016000000161F98502B.png" xlink:type="simple" xlink:show="embed" xlink:actuate="onLoad"/></draw:frame><text:a xlink:type="simple" xlink:href="../AboutOpenSCADA.pdf">file</text:a></text:p>
      <text:p text:style-name="Text_20_body"><text:a xlink:type="simple" xlink:href="http://wiki.oscada.org/HomePageEn/Doc/QuickStart" office:name="!.quickstart">Quick Start</text:a> — <draw:frame draw:style-name="fr1" draw:name="Графічний об'єкт6" text:anchor-type="as-char" svg:y="-0.365cm" svg:width="0.501cm" svg:height="0.519cm" draw:z-index="3"><draw:image xlink:href="Pictures/1000020100000016000000161F98502B.png" xlink:type="simple" xlink:show="embed" xlink:actuate="onLoad"/></draw:frame><text:a xlink:type="simple" xlink:href="../QuickStart.pdf">file</text:a></text:p>
      <text:p text:style-name="Text_20_body"><text:a xlink:type="simple" xlink:href="http://wiki.oscada.org/HomePageEn/Doc/DAQ" office:name="!.daq">Data acquisition in OpenSCADA</text:a> — <draw:frame draw:style-name="fr1" draw:name="Графічний об'єкт7" text:anchor-type="as-char" svg:y="-0.365cm" svg:width="0.501cm" svg:height="0.519cm" draw:z-index="4"><draw:image xlink:href="Pictures/1000020100000016000000161F98502B.png" xlink:type="simple" xlink:show="embed" xlink:actuate="onLoad"/></draw:frame><text:a xlink:type="simple" xlink:href="../DAQ.pdf">file</text:a></text:p>
      <text:p text:style-name="Text_20_body"><text:a xlink:type="simple" xlink:href="http://wiki.oscada.org/HomePageEn/Doc/API" office:name="!.api">OpenSCADA system API</text:a> — <draw:frame draw:style-name="fr1" draw:name="Графічний об'єкт8" text:anchor-type="as-char" svg:y="-0.365cm" svg:width="0.501cm" svg:height="0.519cm" draw:z-index="5"><draw:image xlink:href="Pictures/1000020100000016000000161F98502B.png" xlink:type="simple" xlink:show="embed" xlink:actuate="onLoad"/></draw:frame><text:a xlink:type="simple" xlink:href="../APIOpenSCADA.pdf">file</text:a></text:p>
      <text:p text:style-name="Text_20_body"><text:a xlink:type="simple" xlink:href="http://wiki.oscada.org/HomePageEn/Doc/BuildFromSource" office:name="!.buildfromsource">The manual for building of OpenSCADA from source texts</text:a> — <draw:frame draw:style-name="fr1" draw:name="Графічний об'єкт51" text:anchor-type="as-char" svg:y="-0.365cm" svg:width="0.501cm" svg:height="0.519cm" draw:z-index="49"><draw:image xlink:href="Pictures/1000020100000016000000161F98502B.png" xlink:type="simple" xlink:show="embed" xlink:actuate="onLoad"/></draw:frame><text:a xlink:type="simple" xlink:href="../build.pdf">file</text:a></text:p>
      <text:p text:style-name="Text_20_body"><text:a xlink:type="simple" xlink:href="http://wiki.oscada.org/HomePageEn/Doc/CrashReport" office:name="!.crashreport">Guide to localize crashes and to report about them</text:a> — <draw:frame draw:style-name="fr1" draw:name="Графічний об'єкт52" text:anchor-type="as-char" svg:y="-0.365cm" svg:width="0.501cm" svg:height="0.519cm" draw:z-index="50"><draw:image xlink:href="Pictures/1000020100000016000000161F98502B.png" xlink:type="simple" xlink:show="embed" xlink:actuate="onLoad"/></draw:frame><text:a xlink:type="simple" xlink:href="../report.pdf">file</text:a></text:p>
      <text:h text:style-name="Heading_20_2" text:outline-level="2">User API libraries</text:h>
      <text:list xml:id="list1948896714" text:style-name="List_20_1">
        <text:list-item>
          <text:p text:style-name="P3"><text:a xlink:type="simple" xlink:href="http://wiki.oscada.org/HomePageEn/Doc/ProgrammManual#h946-1">User API of the OpenSCADA core object model</text:a> — <draw:frame draw:style-name="fr1" draw:name="Графический объект1" text:anchor-type="as-char" svg:y="-0.365cm" svg:width="0.501cm" svg:height="0.519cm" draw:z-index="51"><draw:image xlink:href="Pictures/1000020100000016000000161F98502B.png" xlink:type="simple" xlink:show="embed" xlink:actuate="onLoad"/></draw:frame><text:a xlink:type="simple" xlink:href="../AboutOpenSCADA.pdf#page=74">file</text:a>:</text:p>
          <text:list>
            <text:list-item>
              <text:p text:style-name="P3"><text:a xlink:type="simple" xlink:href="http://wiki.oscada.org/HomePageEn/Doc/JavaLikeCalc#h867-11" office:name="!.javalikecalc">User object API of language JavaLikeCalc.JavaScript</text:a> — <draw:frame draw:style-name="fr1" draw:name="Графический объект2" text:anchor-type="as-char" svg:y="-0.365cm" svg:width="0.501cm" svg:height="0.519cm" draw:z-index="52"><draw:image xlink:href="Pictures/1000020100000016000000161F98502B.png" xlink:type="simple" xlink:show="embed" xlink:actuate="onLoad"/></draw:frame><text:a xlink:type="simple" xlink:href="../Modules/DAQ.JavaLikeCalc.pdf#page=7">file</text:a></text:p>
            </text:list-item>
            <text:list-item>
              <text:p text:style-name="P3"><text:a xlink:type="simple" xlink:href="http://wiki.oscada.org/HomePageEn/Doc/VCAEngine#h887-23" office:name="!.vcaengine">User object API of the visual control area engine</text:a> — <draw:frame draw:style-name="fr1" draw:name="Графический объект3" text:anchor-type="as-char" svg:y="-0.365cm" svg:width="0.501cm" svg:height="0.519cm" draw:z-index="53"><draw:image xlink:href="Pictures/1000020100000016000000161F98502B.png" xlink:type="simple" xlink:show="embed" xlink:actuate="onLoad"/></draw:frame><text:a xlink:type="simple" xlink:href="../Modules/UI.VCAEngine.pdf#page=38">file</text:a></text:p>
            </text:list-item>
          </text:list>
        </text:list-item>
        <text:list-item>
          <text:p text:style-name="P3"><text:a xlink:type="simple" xlink:href="http://wiki.oscada.org/HomePageEn/Using/APIFunctionLibs" office:name=".homepageen.using.apifunctionlibs">API functions library of the OpenSCADA object model</text:a>:</text:p>
          <text:list>
            <text:list-item>
              <text:p text:style-name="P3"><text:a xlink:type="simple" xlink:href="http://wiki.oscada.org/HomePageEn/Doc/FLibComplex1" office:name="!.flibcomplex1">The library of functions compatible with SCADA Complex1 of the firm Ltd SIC "DIYA"</text:a> — <draw:frame draw:style-name="fr1" draw:name="Графический объект4" text:anchor-type="as-char" svg:y="-0.365cm" svg:width="0.501cm" svg:height="0.519cm" draw:z-index="54"><draw:image xlink:href="Pictures/1000020100000016000000161F98502B.png" xlink:type="simple" xlink:show="embed" xlink:actuate="onLoad"/></draw:frame><text:a xlink:type="simple" xlink:href="../Modules/Special.FLibComplex1.pdf">file</text:a></text:p>
            </text:list-item>
            <text:list-item>
              <text:p text:style-name="P3"><text:a xlink:type="simple" xlink:href="http://wiki.oscada.org/HomePageEn/Doc/FLibMath" office:name="!.flibmath">The library of standard mathematical functions</text:a> — <draw:frame draw:style-name="fr1" draw:name="Графический объект5" text:anchor-type="as-char" svg:y="-0.365cm" svg:width="0.501cm" svg:height="0.519cm" draw:z-index="55"><draw:image xlink:href="Pictures/1000020100000016000000161F98502B.png" xlink:type="simple" xlink:show="embed" xlink:actuate="onLoad"/></draw:frame><text:a xlink:type="simple" xlink:href="../Modules/Special.FLibMath.pdf">file</text:a></text:p>
            </text:list-item>
            <text:list-item>
              <text:p text:style-name="P3"><text:a xlink:type="simple" xlink:href="http://wiki.oscada.org/HomePageEn/Doc/FLibSYS" office:name="!.flibsys">The library of system API of user programming area</text:a> — <draw:frame draw:style-name="fr1" draw:name="Графический объект6" text:anchor-type="as-char" svg:y="-0.365cm" svg:width="0.501cm" svg:height="0.519cm" draw:z-index="56"><draw:image xlink:href="Pictures/1000020100000016000000161F98502B.png" xlink:type="simple" xlink:show="embed" xlink:actuate="onLoad"/></draw:frame><text:a xlink:type="simple" xlink:href="../Modules/Special.FLibSYS.pdf">file</text:a></text:p>
            </text:list-item>
            <text:list-item>
              <text:p text:style-name="P3"><text:a xlink:type="simple" xlink:href="http://wiki.oscada.org/HomePageEn/Using/APIFunctionLibs/TechApp" office:name=".homepageen.using.apifunctionlibs.techapp">Library of models of technological devices</text:a> — <draw:frame draw:style-name="fr1" draw:name="Графический объект7" text:anchor-type="as-char" svg:y="-0.365cm" svg:width="0.501cm" svg:height="0.519cm" draw:z-index="57"><draw:image xlink:href="Pictures/1000020100000016000000161F98502B.png" xlink:type="simple" xlink:show="embed" xlink:actuate="onLoad"/></draw:frame><text:a xlink:type="simple" xlink:href="../Lib.TechApp.pdf">file</text:a></text:p>
            </text:list-item>
          </text:list>
        </text:list-item>
      </text:list>
      <text:h text:style-name="Heading_20_2" text:outline-level="2"><text:a xlink:type="simple" xlink:href="http://wiki.oscada.org/HomePageEn/Using/GraphicElementsLibraries?v=1cy0" office:name=".homepageen.using.graphicelementslibraries">Graphic Elements' libraries of the OpenSCADA system</text:a></text:h>
      <text:list xml:id="list502670953" text:continue-numbering="true" text:style-name="List_20_1">
        <text:list-item>
          <text:p text:style-name="P3"><text:a xlink:type="simple" xlink:href="http://wiki.oscada.org/HomePageEn/Using/GraphicElementsLibraries/MainElements?v=6gz" office:name=".homepageen.using.graphicelementslibraries.mainelements">Main elements library of the user interface</text:a> — <draw:frame draw:style-name="fr1" draw:name="Графічний об'єкт53" text:anchor-type="as-char" svg:y="-0.365cm" svg:width="0.501cm" svg:height="0.519cm" draw:z-index="58"><draw:image xlink:href="Pictures/1000020100000016000000161F98502B.png" xlink:type="simple" xlink:show="embed" xlink:actuate="onLoad"/></draw:frame><text:a xlink:type="simple" xlink:href="../WLib.Main.pdf">file</text:a></text:p>
        </text:list-item>
        <text:list-item>
          <text:p text:style-name="P3"><text:a xlink:type="simple" xlink:href="http://wiki.oscada.org/HomePageEn/Using/GraphicElementsLibraries/MnemoElements?v=1byg" office:name=".homepageen.using.graphicelementslibraries.mnemoelements">Mnemonic elements library of the user interface</text:a> — <draw:frame draw:style-name="fr1" draw:name="Графічний об'єкт54" text:anchor-type="as-char" svg:y="-0.365cm" svg:width="0.501cm" svg:height="0.519cm" draw:z-index="59"><draw:image xlink:href="Pictures/1000020100000016000000161F98502B.png" xlink:type="simple" xlink:show="embed" xlink:actuate="onLoad"/></draw:frame><text:a xlink:type="simple" xlink:href="../WLib.MnEls.pdf">file</text:a></text:p>
        </text:list-item>
      </text:list>
      <text:h text:style-name="Heading_20_2" text:outline-level="2">Documents to OpenSCADA modules</text:h>
      <text:list xml:id="list1445689777" text:style-name="L1">
        <text:list-item>
          <text:p text:style-name="P2">Subsystem "Archives":</text:p>
        </text:list-item>
      </text:list>
      <text:list xml:id="list381481612" text:style-name="L1">
        <text:list-item>
          <text:list>
            <text:list-item>
              <text:p text:style-name="P2"><text:a xlink:type="simple" xlink:href="http://wiki.oscada.org/HomePageEn/Doc/FSArch" office:name="!.fsarch">The archivator to FS</text:a> — <draw:frame draw:style-name="fr1" draw:name="Графічний об'єкт9" text:anchor-type="as-char" svg:y="-0.365cm" svg:width="0.501cm" svg:height="0.519cm" draw:z-index="6"><draw:image xlink:href="Pictures/1000020100000016000000161F98502B.png" xlink:type="simple" xlink:show="embed" xlink:actuate="onLoad"/></draw:frame><text:a xlink:type="simple" xlink:href="../Modules/Archive.FSArch.pdf">file</text:a></text:p>
            </text:list-item>
            <text:list-item>
              <text:p text:style-name="P2"><text:a xlink:type="simple" xlink:href="http://wiki.oscada.org/HomePageEn/Doc/DBArch" office:name="!.dbarch">The archivator to DB</text:a> — <draw:frame draw:style-name="fr1" draw:name="Графічний об'єкт10" text:anchor-type="as-char" svg:y="-0.365cm" svg:width="0.501cm" svg:height="0.519cm" draw:z-index="7"><draw:image xlink:href="Pictures/1000020100000016000000161F98502B.png" xlink:type="simple" xlink:show="embed" xlink:actuate="onLoad"/></draw:frame><text:a xlink:type="simple" xlink:href="../Modules/Archive.DBArch.pdf">file</text:a></text:p>
            </text:list-item>
          </text:list>
        </text:list-item>
        <text:list-item>
          <text:p text:style-name="P2">Subsystem "Data bases (DB)":</text:p>
          <text:list>
            <text:list-item>
              <text:p text:style-name="P2"><text:a xlink:type="simple" xlink:href="http://wiki.oscada.org/HomePageEn/Doc/DBF" office:name="!.dbf">DB DBF</text:a> — <draw:frame draw:style-name="fr1" draw:name="Графічний об'єкт11" text:anchor-type="as-char" svg:y="-0.365cm" svg:width="0.501cm" svg:height="0.519cm" draw:z-index="8"><draw:image xlink:href="Pictures/1000020100000016000000161F98502B.png" xlink:type="simple" xlink:show="embed" xlink:actuate="onLoad"/></draw:frame><text:a xlink:type="simple" xlink:href="../Modules/DB.DBF.pdf">file</text:a></text:p>
            </text:list-item>
            <text:list-item>
              <text:p text:style-name="P2"><text:a xlink:type="simple" xlink:href="http://wiki.oscada.org/HomePageEn/Doc/MySQL" office:name="!.mysql">DB MySQL</text:a> — <draw:frame draw:style-name="fr1" draw:name="Графічний об'єкт12" text:anchor-type="as-char" svg:y="-0.365cm" svg:width="0.501cm" svg:height="0.519cm" draw:z-index="9"><draw:image xlink:href="Pictures/1000020100000016000000161F98502B.png" xlink:type="simple" xlink:show="embed" xlink:actuate="onLoad"/></draw:frame><text:a xlink:type="simple" xlink:href="../Modules/DB.MySQL.pdf">file</text:a></text:p>
            </text:list-item>
            <text:list-item>
              <text:p text:style-name="P2"><text:soft-page-break/><text:a xlink:type="simple" xlink:href="http://wiki.oscada.org/HomePageEn/Doc/SQLite" office:name="!.sqlite">DB SQLite</text:a> — <draw:frame draw:style-name="fr1" draw:name="Графічний об'єкт13" text:anchor-type="as-char" svg:y="-0.365cm" svg:width="0.501cm" svg:height="0.519cm" draw:z-index="10"><draw:image xlink:href="Pictures/1000020100000016000000161F98502B.png" xlink:type="simple" xlink:show="embed" xlink:actuate="onLoad"/></draw:frame><text:a xlink:type="simple" xlink:href="../Modules/DB.SQLite.pdf">file</text:a></text:p>
            </text:list-item>
            <text:list-item>
              <text:p text:style-name="P2"><text:a xlink:type="simple" xlink:href="http://wiki.oscada.org/HomePageEn/Doc/FireBird" office:name="!.firebird">DB FireBird</text:a> — <draw:frame draw:style-name="fr1" draw:name="Графічний об'єкт14" text:anchor-type="as-char" svg:y="-0.365cm" svg:width="0.501cm" svg:height="0.519cm" draw:z-index="11"><draw:image xlink:href="Pictures/1000020100000016000000161F98502B.png" xlink:type="simple" xlink:show="embed" xlink:actuate="onLoad"/></draw:frame><text:a xlink:type="simple" xlink:href="../Modules/DB.FireBird.pdf">file</text:a></text:p>
            </text:list-item>
            <text:list-item>
              <text:p text:style-name="P2"><text:a xlink:type="simple" xlink:href="http://wiki.oscada.org/HomePageEn/Doc/PostgreSQL" office:name="!.postgresql">DB PostgreSQL</text:a> — <draw:frame draw:style-name="fr1" draw:name="Графічний об'єкт15" text:anchor-type="as-char" svg:y="-0.365cm" svg:width="0.501cm" svg:height="0.519cm" draw:z-index="12"><draw:image xlink:href="Pictures/1000020100000016000000161F98502B.png" xlink:type="simple" xlink:show="embed" xlink:actuate="onLoad"/></draw:frame><text:a xlink:type="simple" xlink:href="../Modules/DB.PostgreSQL.pdf">file</text:a></text:p>
            </text:list-item>
          </text:list>
        </text:list-item>
        <text:list-item>
          <text:p text:style-name="P2">Subsystem "Data acquisition (DAQ)":</text:p>
          <text:list>
            <text:list-item>
              <text:p text:style-name="P2"><text:a xlink:type="simple" xlink:href="http://wiki.oscada.org/HomePageEn/Doc/DiamondBoards" office:name="!.diamondboards">Diamond data acquisition boards</text:a> — <draw:frame draw:style-name="fr1" draw:name="Графічний об'єкт16" text:anchor-type="as-char" svg:y="-0.365cm" svg:width="0.501cm" svg:height="0.519cm" draw:z-index="13"><draw:image xlink:href="Pictures/1000020100000016000000161F98502B.png" xlink:type="simple" xlink:show="embed" xlink:actuate="onLoad"/></draw:frame><text:a xlink:type="simple" xlink:href="../Modules/DAQ.DiamondBoards.pdf">file</text:a></text:p>
            </text:list-item>
            <text:list-item>
              <text:p text:style-name="P2"><text:a xlink:type="simple" xlink:href="http://wiki.oscada.org/HomePageEn/Doc/System" office:name="!.system">OS data acquisition</text:a> — <draw:frame draw:style-name="fr1" draw:name="Графічний об'єкт17" text:anchor-type="as-char" svg:y="-0.365cm" svg:width="0.501cm" svg:height="0.519cm" draw:z-index="14"><draw:image xlink:href="Pictures/1000020100000016000000161F98502B.png" xlink:type="simple" xlink:show="embed" xlink:actuate="onLoad"/></draw:frame><text:a xlink:type="simple" xlink:href="../Modules/DAQ.System.pdf">file</text:a></text:p>
            </text:list-item>
            <text:list-item>
              <text:p text:style-name="P2"><text:a xlink:type="simple" xlink:href="http://wiki.oscada.org/HomePageEn/Doc/BlockCalc" office:name="!.blockcalc">Block calculator</text:a> — <draw:frame draw:style-name="fr1" draw:name="Графічний об'єкт18" text:anchor-type="as-char" svg:y="-0.365cm" svg:width="0.501cm" svg:height="0.519cm" draw:z-index="15"><draw:image xlink:href="Pictures/1000020100000016000000161F98502B.png" xlink:type="simple" xlink:show="embed" xlink:actuate="onLoad"/></draw:frame><text:a xlink:type="simple" xlink:href="../Modules/DAQ.BlockCalc.pdf">file</text:a></text:p>
            </text:list-item>
            <text:list-item>
              <text:p text:style-name="P2"><text:a xlink:type="simple" xlink:href="http://wiki.oscada.org/HomePageEn/Doc/JavaLikeCalc" office:name="!.javalikecalc">Java-like language calculator</text:a> — <draw:frame draw:style-name="fr1" draw:name="Графічний об'єкт19" text:anchor-type="as-char" svg:y="-0.365cm" svg:width="0.501cm" svg:height="0.519cm" draw:z-index="16"><draw:image xlink:href="Pictures/1000020100000016000000161F98502B.png" xlink:type="simple" xlink:show="embed" xlink:actuate="onLoad"/></draw:frame><text:a xlink:type="simple" xlink:href="../Modules/DAQ.JavaLikeCalc.pdf">file</text:a></text:p>
            </text:list-item>
            <text:list-item>
              <text:p text:style-name="P2"><text:a xlink:type="simple" xlink:href="http://wiki.oscada.org/HomePageEn/Doc/LogicLev" office:name="!.logiclev">Logical level parameters</text:a> — <draw:frame draw:style-name="fr1" draw:name="Графічний об'єкт20" text:anchor-type="as-char" svg:y="-0.365cm" svg:width="0.501cm" svg:height="0.519cm" draw:z-index="17"><draw:image xlink:href="Pictures/1000020100000016000000161F98502B.png" xlink:type="simple" xlink:show="embed" xlink:actuate="onLoad"/></draw:frame><text:a xlink:type="simple" xlink:href="../Modules/DAQ.LogicLev.pdf">file</text:a></text:p>
            </text:list-item>
            <text:list-item>
              <text:p text:style-name="P2"><text:a xlink:type="simple" xlink:href="http://wiki.oscada.org/HomePageEn/Doc/SNMP" office:name="!.snmp">Simple Network Management Protocol</text:a> — <draw:frame draw:style-name="fr1" draw:name="Графічний об'єкт21" text:anchor-type="as-char" svg:y="-0.365cm" svg:width="0.501cm" svg:height="0.519cm" draw:z-index="18"><draw:image xlink:href="Pictures/1000020100000016000000161F98502B.png" xlink:type="simple" xlink:show="embed" xlink:actuate="onLoad"/></draw:frame><text:a xlink:type="simple" xlink:href="../Modules/DAQ.SNMP.pdf">file</text:a></text:p>
            </text:list-item>
            <text:list-item>
              <text:p text:style-name="P2"><text:a xlink:type="simple" xlink:href="http://wiki.oscada.org/HomePageEn/Doc/Siemens" office:name="!.siemens">Siemens S7 PLC</text:a> — <draw:frame draw:style-name="fr1" draw:name="Графічний об'єкт22" text:anchor-type="as-char" svg:y="-0.365cm" svg:width="0.501cm" svg:height="0.519cm" draw:z-index="19"><draw:image xlink:href="Pictures/1000020100000016000000161F98502B.png" xlink:type="simple" xlink:show="embed" xlink:actuate="onLoad"/></draw:frame><text:a xlink:type="simple" xlink:href="../Modules/DAQ.Siemens.pdf">file</text:a></text:p>
            </text:list-item>
            <text:list-item>
              <text:p text:style-name="P2"><text:a xlink:type="simple" xlink:href="http://wiki.oscada.org/HomePageEn/Doc/ModBus" office:name="!.modbus">ModBus</text:a> — <draw:frame draw:style-name="fr1" draw:name="Графічний об'єкт23" text:anchor-type="as-char" svg:y="-0.365cm" svg:width="0.501cm" svg:height="0.519cm" draw:z-index="20"><draw:image xlink:href="Pictures/1000020100000016000000161F98502B.png" xlink:type="simple" xlink:show="embed" xlink:actuate="onLoad"/></draw:frame><text:a xlink:type="simple" xlink:href="../Modules/DAQ.ModBus.pdf">file</text:a></text:p>
            </text:list-item>
            <text:list-item>
              <text:p text:style-name="P2"><text:a xlink:type="simple" xlink:href="http://wiki.oscada.org/HomePageEn/Doc/DCON" office:name="!.dcon">DCON client</text:a> — <draw:frame draw:style-name="fr1" draw:name="Графічний об'єкт24" text:anchor-type="as-char" svg:y="-0.365cm" svg:width="0.501cm" svg:height="0.519cm" draw:z-index="21"><draw:image xlink:href="Pictures/1000020100000016000000161F98502B.png" xlink:type="simple" xlink:show="embed" xlink:actuate="onLoad"/></draw:frame><text:a xlink:type="simple" xlink:href="../Modules/DAQ.DCON.pdf">file</text:a></text:p>
            </text:list-item>
            <text:list-item>
              <text:p text:style-name="P2"><text:a xlink:type="simple" xlink:href="http://wiki.oscada.org/HomePageEn/Doc/ICPDAS" office:name="!.icpdas">ICP DAS client</text:a> — <draw:frame draw:style-name="fr1" draw:name="Графічний об'єкт25" text:anchor-type="as-char" svg:y="-0.365cm" svg:width="0.501cm" svg:height="0.519cm" draw:z-index="22"><draw:image xlink:href="Pictures/1000020100000016000000161F98502B.png" xlink:type="simple" xlink:show="embed" xlink:actuate="onLoad"/></draw:frame><text:a xlink:type="simple" xlink:href="../Modules/DAQ.ICP_DAS.pdf">file</text:a></text:p>
            </text:list-item>
            <text:list-item>
              <text:p text:style-name="P2"><text:a xlink:type="simple" xlink:href="http://wiki.oscada.org/HomePageEn/Doc/DAQGate" office:name="!.daqgate">Data sources gate</text:a> — <draw:frame draw:style-name="fr1" draw:name="Графічний об'єкт26" text:anchor-type="as-char" svg:y="-0.365cm" svg:width="0.501cm" svg:height="0.519cm" draw:z-index="23"><draw:image xlink:href="Pictures/1000020100000016000000161F98502B.png" xlink:type="simple" xlink:show="embed" xlink:actuate="onLoad"/></draw:frame><text:a xlink:type="simple" xlink:href="../Modules/DAQ.DAQGate.pdf">file</text:a></text:p>
            </text:list-item>
            <text:list-item>
              <text:p text:style-name="P2"><text:a xlink:type="simple" xlink:href="http://wiki.oscada.org/HomePageEn/Doc/SoundCard" office:name="!.soundcard">Sound card</text:a> — <draw:frame draw:style-name="fr1" draw:name="Графічний об'єкт27" text:anchor-type="as-char" svg:y="-0.365cm" svg:width="0.501cm" svg:height="0.519cm" draw:z-index="24"><draw:image xlink:href="Pictures/1000020100000016000000161F98502B.png" xlink:type="simple" xlink:show="embed" xlink:actuate="onLoad"/></draw:frame><text:a xlink:type="simple" xlink:href="../Modules/DAQ.SoundCard.pdf">file</text:a></text:p>
            </text:list-item>
            <text:list-item>
              <text:p text:style-name="P2"><text:a xlink:type="simple" xlink:href="http://wiki.oscada.org/HomePageEn/Doc/OPCUA" office:name="!.opc_ua">OPC UA</text:a> — <draw:frame draw:style-name="fr1" draw:name="Графічний об'єкт28" text:anchor-type="as-char" svg:y="-0.365cm" svg:width="0.501cm" svg:height="0.519cm" draw:z-index="25"><draw:image xlink:href="Pictures/1000020100000016000000161F98502B.png" xlink:type="simple" xlink:show="embed" xlink:actuate="onLoad"/></draw:frame><text:a xlink:type="simple" xlink:href="../Modules/DAQ.OPC_UA.pdf">file</text:a></text:p>
            </text:list-item>
            <text:list-item>
              <text:p text:style-name="P2"><text:a xlink:type="simple" xlink:href="http://wiki.oscada.org/HomePageEn/Doc/BFN" office:name="!.bfn">BFN</text:a> — <draw:frame draw:style-name="fr1" draw:name="Графічний об'єкт2" text:anchor-type="as-char" svg:y="-0.365cm" svg:width="0.501cm" svg:height="0.519cm" draw:z-index="60"><draw:image xlink:href="Pictures/1000020100000016000000161F98502B.png" xlink:type="simple" xlink:show="embed" xlink:actuate="onLoad"/></draw:frame><text:a xlink:type="simple" xlink:href="../Modules/DAQ.BFN.pdf">file</text:a></text:p>
            </text:list-item>
          </text:list>
        </text:list-item>
        <text:list-item>
          <text:p text:style-name="P2">Subsystem "Transports":</text:p>
          <text:list>
            <text:list-item>
              <text:p text:style-name="P2"><text:a xlink:type="simple" xlink:href="http://wiki.oscada.org/HomePageEn/Doc/Soskets" office:name="!.soskets">Sockets</text:a> — <draw:frame draw:style-name="fr1" draw:name="Графічний об'єкт30" text:anchor-type="as-char" svg:y="-0.365cm" svg:width="0.501cm" svg:height="0.519cm" draw:z-index="26"><draw:image xlink:href="Pictures/1000020100000016000000161F98502B.png" xlink:type="simple" xlink:show="embed" xlink:actuate="onLoad"/></draw:frame><text:a xlink:type="simple" xlink:href="../Modules/Transport.Sockets.pdf">file</text:a></text:p>
            </text:list-item>
            <text:list-item>
              <text:p text:style-name="P2"><text:a xlink:type="simple" xlink:href="http://wiki.oscada.org/HomePageEn/Doc/SSL" office:name="!.ssl">Security Socket Layer</text:a> — <draw:frame draw:style-name="fr1" draw:name="Графічний об'єкт31" text:anchor-type="as-char" svg:y="-0.365cm" svg:width="0.501cm" svg:height="0.519cm" draw:z-index="27"><draw:image xlink:href="Pictures/1000020100000016000000161F98502B.png" xlink:type="simple" xlink:show="embed" xlink:actuate="onLoad"/></draw:frame><text:a xlink:type="simple" xlink:href="../Modules/Transport.SSL.pdf">file</text:a></text:p>
            </text:list-item>
            <text:list-item>
              <text:p text:style-name="P2"><text:a xlink:type="simple" xlink:href="http://wiki.oscada.org/HomePageEn/Doc/Serial" office:name="!.serial">Serial interface</text:a> — <draw:frame draw:style-name="fr1" draw:name="Графічний об'єкт32" text:anchor-type="as-char" svg:y="-0.365cm" svg:width="0.501cm" svg:height="0.519cm" draw:z-index="28"><draw:image xlink:href="Pictures/1000020100000016000000161F98502B.png" xlink:type="simple" xlink:show="embed" xlink:actuate="onLoad"/></draw:frame><text:a xlink:type="simple" xlink:href="../Modules/Transport.Serial.pdf">file</text:a></text:p>
            </text:list-item>
          </text:list>
        </text:list-item>
        <text:list-item>
          <text:p text:style-name="P2">Subsystem "Transport protocols":</text:p>
          <text:list>
            <text:list-item>
              <text:p text:style-name="P2"><text:a xlink:type="simple" xlink:href="http://wiki.oscada.org/HomePageEn/Doc/HTTP" office:name="!.http">HTTP</text:a> — <draw:frame draw:style-name="fr1" draw:name="Графічний об'єкт33" text:anchor-type="as-char" svg:y="-0.365cm" svg:width="0.501cm" svg:height="0.519cm" draw:z-index="29"><draw:image xlink:href="Pictures/1000020100000016000000161F98502B.png" xlink:type="simple" xlink:show="embed" xlink:actuate="onLoad"/></draw:frame><text:a xlink:type="simple" xlink:href="../Modules/Protocol.HTTP.pdf">file</text:a></text:p>
            </text:list-item>
            <text:list-item>
              <text:p text:style-name="P2"><text:a xlink:type="simple" xlink:href="http://wiki.oscada.org/HomePageEn/Doc/SelfSystem" office:name="!.selfsystem">Self system protocol</text:a> — <draw:frame draw:style-name="fr1" draw:name="Графічний об'єкт34" text:anchor-type="as-char" svg:y="-0.365cm" svg:width="0.501cm" svg:height="0.519cm" draw:z-index="30"><draw:image xlink:href="Pictures/1000020100000016000000161F98502B.png" xlink:type="simple" xlink:show="embed" xlink:actuate="onLoad"/></draw:frame><text:a xlink:type="simple" xlink:href="../Modules/Protocol.SelfSystem.pdf">file</text:a></text:p>
            </text:list-item>
            <text:list-item>
              <text:p text:style-name="P2"><text:a xlink:type="simple" xlink:href="http://wiki.oscada.org/HomePageEn/Doc/UserProtocol" office:name="!.userprotocol">User protocol</text:a> — <draw:frame draw:style-name="fr1" draw:name="Графічний об'єкт35" text:anchor-type="as-char" svg:y="-0.365cm" svg:width="0.501cm" svg:height="0.519cm" draw:z-index="31"><draw:image xlink:href="Pictures/1000020100000016000000161F98502B.png" xlink:type="simple" xlink:show="embed" xlink:actuate="onLoad"/></draw:frame><text:a xlink:type="simple" xlink:href="../Modules/Protocol.UserProtocol.pdf">file</text:a></text:p>
            </text:list-item>
            <text:list-item>
              <text:p text:style-name="P2"><text:a xlink:type="simple" xlink:href="http://wiki.oscada.org/HomePageEn/Doc/ModBus">ModBus</text:a> — <draw:frame draw:style-name="fr1" draw:name="Графічний об'єкт36" text:anchor-type="as-char" svg:y="-0.365cm" svg:width="0.501cm" svg:height="0.519cm" draw:z-index="32"><draw:image xlink:href="Pictures/1000020100000016000000161F98502B.png" xlink:type="simple" xlink:show="embed" xlink:actuate="onLoad"/></draw:frame><text:a xlink:type="simple" xlink:href="../Modules/DAQ.ModBus.pdf">file</text:a></text:p>
            </text:list-item>
            <text:list-item>
              <text:p text:style-name="P2"><text:a xlink:type="simple" xlink:href="http://wiki.oscada.org/HomePageEn/Doc/OPCUA">OPC UA</text:a> — <draw:frame draw:style-name="fr1" draw:name="Графічний об'єкт37" text:anchor-type="as-char" svg:y="-0.365cm" svg:width="0.501cm" svg:height="0.519cm" draw:z-index="33"><draw:image xlink:href="Pictures/1000020100000016000000161F98502B.png" xlink:type="simple" xlink:show="embed" xlink:actuate="onLoad"/></draw:frame><text:a xlink:type="simple" xlink:href="../Modules/DAQ.OPC_UA.pdf">file</text:a></text:p>
            </text:list-item>
          </text:list>
        </text:list-item>
        <text:list-item>
          <text:p text:style-name="P2">Subsystem "Special":</text:p>
          <text:list>
            <text:list-item>
              <text:p text:style-name="P2"><text:a xlink:type="simple" xlink:href="http://wiki.oscada.org/HomePageEn/Doc/FLibComplex1" office:name="!.flibcomplex1">SCADA Complex1 (NIP "DIYA") compatibility user level functions</text:a> — <draw:frame draw:style-name="fr1" draw:name="Графічний об'єкт38" text:anchor-type="as-char" svg:y="-0.365cm" svg:width="0.501cm" svg:height="0.519cm" draw:z-index="34"><draw:image xlink:href="Pictures/1000020100000016000000161F98502B.png" xlink:type="simple" xlink:show="embed" xlink:actuate="onLoad"/></draw:frame><text:a xlink:type="simple" xlink:href="../Modules/Special.FLibComplex1.pdf">file</text:a></text:p>
            </text:list-item>
            <text:list-item>
              <text:p text:style-name="P2"><text:a xlink:type="simple" xlink:href="http://wiki.oscada.org/HomePageEn/Doc/FLibMath" office:name="!.flibmath">Standard mathematical functions library</text:a> — <draw:frame draw:style-name="fr1" draw:name="Графічний об'єкт39" text:anchor-type="as-char" svg:y="-0.365cm" svg:width="0.501cm" svg:height="0.519cm" draw:z-index="35"><draw:image xlink:href="Pictures/1000020100000016000000161F98502B.png" xlink:type="simple" xlink:show="embed" xlink:actuate="onLoad"/></draw:frame><text:a xlink:type="simple" xlink:href="../Modules/Special.FLibMath.pdf">file</text:a></text:p>
            </text:list-item>
            <text:list-item>
              <text:p text:style-name="P2"><text:a xlink:type="simple" xlink:href="http://wiki.oscada.org/HomePageEn/Doc/FLibSYS" office:name="!.flibsys">Functions library of system API of user level programming</text:a> — <draw:frame draw:style-name="fr1" draw:name="Графічний об'єкт40" text:anchor-type="as-char" svg:y="-0.365cm" svg:width="0.501cm" svg:height="0.519cm" draw:z-index="36"><draw:image xlink:href="Pictures/1000020100000016000000161F98502B.png" xlink:type="simple" xlink:show="embed" xlink:actuate="onLoad"/></draw:frame><text:a xlink:type="simple" xlink:href="../Modules/Special.FLibSYS.pdf">file</text:a></text:p>
            </text:list-item>
            <text:list-item>
              <text:p text:style-name="P2"><text:a xlink:type="simple" xlink:href="http://wiki.oscada.org/HomePageEn/Doc/SystemTests" office:name="!.systemtests">OpenSCADA system's tests</text:a> — <draw:frame draw:style-name="fr1" draw:name="Графічний об'єкт41" text:anchor-type="as-char" svg:y="-0.365cm" svg:width="0.501cm" svg:height="0.519cm" draw:z-index="37"><draw:image xlink:href="Pictures/1000020100000016000000161F98502B.png" xlink:type="simple" xlink:show="embed" xlink:actuate="onLoad"/></draw:frame><text:a xlink:type="simple" xlink:href="../Modules/Special.SystemTests.pdf">file</text:a></text:p>
            </text:list-item>
          </text:list>
        </text:list-item>
        <text:list-item>
          <text:p text:style-name="P2">Subsystem "User interfaces":</text:p>
          <text:list>
            <text:list-item>
              <text:p text:style-name="P2"><text:a xlink:type="simple" xlink:href="http://wiki.oscada.org/HomePageEn/Doc/QTStarter" office:name="!.qtstarter">QT GUI starter</text:a> — <draw:frame draw:style-name="fr1" draw:name="Графічний об'єкт42" text:anchor-type="as-char" svg:y="-0.365cm" svg:width="0.501cm" svg:height="0.519cm" draw:z-index="38"><draw:image xlink:href="Pictures/1000020100000016000000161F98502B.png" xlink:type="simple" xlink:show="embed" xlink:actuate="onLoad"/></draw:frame><text:a xlink:type="simple" xlink:href="../Modules/UI.QTStarter.pdf">file</text:a></text:p>
            </text:list-item>
            <text:list-item>
              <text:p text:style-name="P2"><text:a xlink:type="simple" xlink:href="http://wiki.oscada.org/HomePageEn/Doc/QTCfg" office:name="!.qtcfg">System configurator - QT</text:a> — <draw:frame draw:style-name="fr1" draw:name="Графічний об'єкт43" text:anchor-type="as-char" svg:y="-0.365cm" svg:width="0.501cm" svg:height="0.519cm" draw:z-index="39"><draw:image xlink:href="Pictures/1000020100000016000000161F98502B.png" xlink:type="simple" xlink:show="embed" xlink:actuate="onLoad"/></draw:frame><text:a xlink:type="simple" xlink:href="../Modules/UI.QTCfg.pdf">file</text:a></text:p>
            </text:list-item>
            <text:list-item>
              <text:p text:style-name="P2"><text:a xlink:type="simple" xlink:href="http://wiki.oscada.org/HomePageEn/Doc/WebCfg" office:name="!.webcfg">System configurator - Web</text:a> — <draw:frame draw:style-name="fr1" draw:name="Графічний об'єкт44" text:anchor-type="as-char" svg:y="-0.365cm" svg:width="0.501cm" svg:height="0.519cm" draw:z-index="40"><draw:image xlink:href="Pictures/1000020100000016000000161F98502B.png" xlink:type="simple" xlink:show="embed" xlink:actuate="onLoad"/></draw:frame><text:a xlink:type="simple" xlink:href="../Modules/UI.WebCfg.pdf">file</text:a></text:p>
            </text:list-item>
            <text:list-item>
              <text:p text:style-name="P2"><text:a xlink:type="simple" xlink:href="http://wiki.oscada.org/HomePageEn/Doc/WebCfgD" office:name="!.webcfgd">Dynamic Web configurator</text:a> — <draw:frame draw:style-name="fr1" draw:name="Графічний об'єкт45" text:anchor-type="as-char" svg:y="-0.365cm" svg:width="0.501cm" svg:height="0.519cm" draw:z-index="41"><draw:image xlink:href="Pictures/1000020100000016000000161F98502B.png" xlink:type="simple" xlink:show="embed" xlink:actuate="onLoad"/></draw:frame><text:a xlink:type="simple" xlink:href="../Modules/UI.WebCfgD.pdf">file</text:a></text:p>
            </text:list-item>
            <text:list-item>
              <text:p text:style-name="P2"><text:a xlink:type="simple" xlink:href="http://wiki.oscada.org/HomePageEn/Doc/VCAEngine" office:name="!.vcaengine">Visual control area engine</text:a> — <draw:frame draw:style-name="fr1" draw:name="Графічний об'єкт46" text:anchor-type="as-char" svg:y="-0.365cm" svg:width="0.501cm" svg:height="0.519cm" draw:z-index="42"><draw:image xlink:href="Pictures/1000020100000016000000161F98502B.png" xlink:type="simple" xlink:show="embed" xlink:actuate="onLoad"/></draw:frame><text:a xlink:type="simple" xlink:href="../Modules/UI.VCAEngine.pdf">file</text:a></text:p>
            </text:list-item>
            <text:list-item>
              <text:p text:style-name="P2"><text:a xlink:type="simple" xlink:href="http://wiki.oscada.org/HomePageEn/Doc/Vision" office:name="!.vision">Operation user interface - QT</text:a> — <draw:frame draw:style-name="fr1" draw:name="Графічний об'єкт47" text:anchor-type="as-char" svg:y="-0.365cm" svg:width="0.501cm" svg:height="0.519cm" draw:z-index="43"><draw:image xlink:href="Pictures/1000020100000016000000161F98502B.png" xlink:type="simple" xlink:show="embed" xlink:actuate="onLoad"/></draw:frame><text:a xlink:type="simple" xlink:href="../Modules/UI.Vision.pdf">file</text:a></text:p>
            </text:list-item>
            <text:list-item>
              <text:p text:style-name="P2"><text:a xlink:type="simple" xlink:href="http://wiki.oscada.org/HomePageEn/Doc/WebVision" office:name="!.webvision">Operation user interface - Web</text:a> — <draw:frame draw:style-name="fr1" draw:name="Графічний об'єкт48" text:anchor-type="as-char" svg:y="-0.365cm" svg:width="0.501cm" svg:height="0.519cm" draw:z-index="44"><draw:image xlink:href="Pictures/1000020100000016000000161F98502B.png" xlink:type="simple" xlink:show="embed" xlink:actuate="onLoad"/></draw:frame><text:a xlink:type="simple" xlink:href="../Modules/UI.WebVision.pdf">file</text:a></text:p>
            </text:list-item>
            <text:list-item>
              <text:p text:style-name="P2"><text:a xlink:type="simple" xlink:href="http://wiki.oscada.org/HomePageEn/Doc/WebUser" office:name="!.webuser">Web-interface from the user</text:a> — <draw:frame draw:style-name="fr1" draw:name="Графічний об'єкт49" text:anchor-type="as-char" svg:y="-0.365cm" svg:width="0.501cm" svg:height="0.519cm" draw:z-index="45"><draw:image xlink:href="Pictures/1000020100000016000000161F98502B.png" xlink:type="simple" xlink:show="embed" xlink:actuate="onLoad"/></draw:frame><text:a xlink:type="simple" xlink:href="../Modules/UI.WebUser.pdf">file</text:a><text:bookmark text:name="h79-5"/>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Verdana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style:register-true="true" fo:text-indent="0.801cm" style:auto-text-indent="false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ucida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0.199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text-indent="0.349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text-indent="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text-indent="0.6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1.401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1.801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2.2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2.6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3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3.401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191cm" fo:margin-bottom="1.326cm" fo:margin-left="2cm" fo:margin-right="1.11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3-10T16:43:47</meta:creation-date>
    <dc:date>2011-12-03T22:04:49</dc:date>
    <meta:editing-duration>PT5H18M53S</meta:editing-duration>
    <meta:editing-cycles>32</meta:editing-cycles>
    <meta:generator>LibreOffice/3.4$Linux LibreOffice_project/340m1$Build-302</meta:generator>
    <meta:document-statistic meta:table-count="0" meta:image-count="61" meta:object-count="0" meta:page-count="2" meta:paragraph-count="76" meta:word-count="480" meta:character-count="2549" meta:non-whitespace-character-count="2141"/>
  </office:meta>
</office:document-meta>
</file>